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Black 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4">04/24/2024</text:date>, <text:time>22:2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4-04-24T22:22:26.57</dc:date>
    <meta:editing-duration>P22DT14H1M3S</meta:editing-duration>
    <meta:editing-cycles>22</meta:editing-cycles>
    <meta:generator>OpenOffice/4.1.13$Win32 OpenOffice.org_project/4113m1$Build-9810</meta:generator>
    <meta:document-statistic meta:table-count="1" meta:cell-count="561" meta:object-count="0"/>
  </office:meta>
</office:document-meta>
</file>